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text-properties fo:font-size="18pt" fo:font-style="italic" fo:font-weight="normal" officeooo:rsid="000bcda4" officeooo:paragraph-rsid="000bcda4" style:font-size-asian="15.75pt" style:font-style-asian="italic" style:font-weight-asian="normal" style:font-size-complex="18pt" style:font-style-complex="italic" style:font-weight-complex="normal"/>
    </style:style>
    <style:style style:name="P3" style:family="paragraph" style:parent-style-name="Standard">
      <style:text-properties fo:font-size="18pt" fo:font-style="italic" fo:font-weight="normal" officeooo:rsid="000c78c4" officeooo:paragraph-rsid="000c78c4" style:font-size-asian="15.75pt" style:font-style-asian="italic" style:font-weight-asian="normal" style:font-size-complex="18pt" style:font-style-complex="italic" style:font-weight-complex="normal"/>
    </style:style>
    <style:style style:name="P4" style:family="paragraph" style:parent-style-name="Standard">
      <style:text-properties fo:font-size="18pt" fo:font-style="normal" fo:font-weight="bold" officeooo:rsid="000bcda4" officeooo:paragraph-rsid="000bcda4" style:font-size-asian="15.75pt" style:font-style-asian="normal" style:font-weight-asian="bold" style:font-size-complex="18pt" style:font-style-complex="normal" style:font-weight-complex="bold"/>
    </style:style>
    <style:style style:name="P5" style:family="paragraph" style:parent-style-name="Standard">
      <style:text-properties fo:font-size="18pt" fo:font-style="normal" fo:font-weight="bold" officeooo:rsid="000c78c4" officeooo:paragraph-rsid="000c78c4" style:font-size-asian="15.75pt" style:font-style-asian="normal" style:font-weight-asian="bold" style:font-size-complex="18pt" style:font-style-complex="normal" style:font-weight-complex="bold"/>
    </style:style>
    <style:style style:name="P6" style:family="paragraph" style:parent-style-name="Standard">
      <style:text-properties fo:font-size="18pt" fo:font-weight="bold" officeooo:rsid="000bcda4" style:font-size-asian="15.75pt" style:font-weight-asian="bold" style:font-size-complex="18pt" style:font-weight-complex="bold"/>
    </style:style>
    <style:style style:name="P7" style:family="paragraph" style:parent-style-name="Standard">
      <style:text-properties fo:font-size="18pt" fo:font-weight="bold" officeooo:rsid="000bcda4" officeooo:paragraph-rsid="000bcda4" style:font-size-asian="15.75pt" style:font-weight-asian="bold" style:font-size-complex="18pt" style:font-weight-complex="bold"/>
    </style:style>
    <style:style style:name="T1" style:family="text">
      <style:text-properties fo:font-weight="bold" officeooo:rsid="000bcda4"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0e29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Steps for socket connection</text:span></text:p>
      <text:p text:style-name="P6"/>
      <text:p text:style-name="P7">1. We’re going to be using ssh</text:p>
      <text:p text:style-name="P7"/>
      <text:p text:style-name="P7">2. The command is:</text:p>
      <text:p text:style-name="P2">ssh &lt;username of other pc&gt;@&lt;ip address of other pc&gt;</text:p>
      <text:p text:style-name="P7"/>
      <text:p text:style-name="P7">3. I’d suggest to disable the firewall at least on the server that you’re connecting to(if not your own system).</text:p>
      <text:p text:style-name="P7">That can be achieved by using the following command:</text:p>
      <text:p text:style-name="P7"/>
      <text:p text:style-name="P2">sudo ufw disable</text:p>
      <text:p text:style-name="P7"/>
      <text:p text:style-name="P7">4. If the connection is still getting refused, try pinging the server first using this command:</text:p>
      <text:p text:style-name="P7"/>
      <text:p text:style-name="P2">ping &lt;ip address of other pc&gt;</text:p>
      <text:p text:style-name="P2"/>
      <text:p text:style-name="P4">5. If ping seems to be working, it’d suggest that the connection is already established so your problem is something else.</text:p>
      <text:p text:style-name="P4"/>
      <text:p text:style-name="P4">6. Check whether the server (i.e the other pc) has a static ip address and a gateway assigned to it. If that doesn’t turn out to be the case, use the command <text:span text:style-name="T2"><text:s text:c="5"/>nmtui <text:s text:c="4"/></text:span>to set them up by editing the connection.</text:p>
      <text:p text:style-name="P4">Set the ip in the range 192.168.1.something/24 and just make sure the ip of the server doesn’t clash with your own.</text:p>
      <text:p text:style-name="P5">Also, make sure that the gateway addresses on both systems are same.</text:p>
      <text:p text:style-name="P4"/>
      <text:p text:style-name="P4">7. If the connection problem still persists, try to check which end it is occuring from by trying to use the ssh command mentioned in the second point on both your system and the server(the other pc).</text:p>
      <text:p text:style-name="P4"><text:soft-page-break/>The last time you tried this, server was able to access your system but you weren’t able to access the server. This is what you did in that scenario:</text:p>
      <text:p text:style-name="P4">Type<text:span text:style-name="T3">d</text:span> the command:</text:p>
      <text:p text:style-name="P3">vi /etc/hosts</text:p>
      <text:p text:style-name="P5"/>
      <text:p text:style-name="P5">Then you added the server’s (other pc’s) ip address along with its hostname in the list of pre-existing ips and hostnames.</text:p>
      <text:p text:style-name="P5"/>
      <text:p text:style-name="P5">This should really do the tri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3:51:17.127908453</meta:creation-date>
    <dc:date>2017-04-10T03:43:36.338994294</dc:date>
    <meta:editing-duration>PT7M39S</meta:editing-duration>
    <meta:editing-cycles>3</meta:editing-cycles>
    <meta:generator>LibreOffice/5.1.6.2$Linux_X86_64 LibreOffice_project/10m0$Build-2</meta:generator>
    <meta:document-statistic meta:table-count="0" meta:image-count="0" meta:object-count="0" meta:page-count="2" meta:paragraph-count="19" meta:word-count="271" meta:character-count="1488" meta:non-whitespace-character-count="1222"/>
  </office:meta>
</office:document-meta>
</file>